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cm" fo:margin-top="0cm" fo:margin-bottom="0cm" table:align="center"/>
    </style:style>
    <style:style style:name="Table1.A" style:family="table-column">
      <style:table-column-properties style:column-width="1.984cm"/>
    </style:style>
    <style:style style:name="Table1.B" style:family="table-column">
      <style:table-column-properties style:column-width="7.352cm"/>
    </style:style>
    <style:style style:name="Table1.C" style:family="table-column">
      <style:table-column-properties style:column-width="1.335cm"/>
    </style:style>
    <style:style style:name="Table1.D" style:family="table-column">
      <style:table-column-properties style:column-width="1.517cm"/>
    </style:style>
    <style:style style:name="Table1.E" style:family="table-column">
      <style:table-column-properties style:column-width="1.376cm"/>
    </style:style>
    <style:style style:name="Table1.F" style:family="table-column">
      <style:table-column-properties style:column-width="1.446cm"/>
    </style:style>
    <style:style style:name="Table1.G" style:family="table-column">
      <style:table-column-properties style:column-width="1.782cm"/>
    </style:style>
    <style:style style:name="Table1.H" style:family="table-column">
      <style:table-column-properties style:column-width="2.007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3" style:family="table-row">
      <style:table-row-properties style:min-row-height="0.425cm"/>
    </style:style>
    <style:style style:name="Table1.A3" style:family="table-cell">
      <style:table-cell-properties style:vertical-align="middle" fo:padding-left="0cm" fo:padding-right="0cm" fo:padding-top="0.101cm" fo:padding-bottom="0.101cm" fo:border="none"/>
    </style:style>
    <style:style style:name="Table1.E3" style:family="table-cell" style:data-style-name="N100">
      <style:table-cell-properties style:vertical-align="middle" fo:padding-left="0cm" fo:padding-right="0cm" fo:padding-top="0.101cm" fo:padding-bottom="0.101cm" fo:border="none"/>
    </style:style>
    <style:style style:name="Table1.4" style:family="table-row">
      <style:table-row-properties style:min-row-height="0.42cm"/>
    </style:style>
    <style:style style:name="Table1.6" style:family="table-row">
      <style:table-row-properties style:min-row-height="0.499cm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798de4" style:font-size-asian="8pt" style:font-name-complex="Lucida Sans" style:font-size-complex="8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798de4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P2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38bc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3e264" style:font-size-asian="4pt" style:font-weight-asian="normal" style:font-name-complex="Lucida Sans" style:font-size-complex="4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P4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6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7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0" style:family="paragraph" style:parent-style-name="Table_20_Contents">
      <style:text-properties officeooo:paragraph-rsid="0049b970"/>
    </style:style>
    <style:style style:name="P61" style:family="paragraph" style:parent-style-name="Standard">
      <style:text-properties fo:font-size="2pt" style:font-size-asian="2pt" style:font-size-complex="2pt"/>
    </style:style>
    <style:style style:name="P62" style:family="paragraph" style:parent-style-name="Standard">
      <style:text-properties style:font-name="Lucida Sans" fo:font-size="12pt" style:font-size-asian="12pt" style:font-size-complex="12pt"/>
    </style:style>
    <style:style style:name="P63" style:family="paragraph" style:parent-style-name="Standard">
      <style:text-properties officeooo:paragraph-rsid="0049b970"/>
    </style:style>
    <style:style style:name="P6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65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70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7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7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7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75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</style:style>
    <style:style style:name="P76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77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8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9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80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83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84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8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86" style:family="paragraph" style:parent-style-name="Standard">
      <style:paragraph-properties fo:margin-left="0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87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44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4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color="#000000" fo:letter-spacing="-0.007cm" fo:font-style="normal" style:font-style-asian="normal" style:font-style-complex="normal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fo:letter-spacing="-0.012cm"/>
    </style:style>
    <style:style style:name="T56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letter-spacing="-0.012cm" fo:font-style="normal" officeooo:rsid="0044122e" style:font-style-asian="normal" style:font-style-complex="normal"/>
    </style:style>
    <style:style style:name="T58" style:family="text">
      <style:text-properties fo:letter-spacing="-0.012cm" fo:font-style="normal" officeooo:rsid="003a4e71" style:font-style-asian="normal" style:font-style-complex="normal"/>
    </style:style>
    <style:style style:name="T59" style:family="text">
      <style:text-properties fo:letter-spacing="-0.012cm" fo:font-weight="bold" style:font-weight-asian="bold" style:font-weight-complex="bold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62" style:family="text">
      <style:text-properties fo:letter-spacing="-0.014cm" fo:font-weight="bold" style:font-weight-asian="bold" style:font-weight-complex="bold"/>
    </style:style>
    <style:style style:name="T63" style:family="text">
      <style:text-properties fo:letter-spacing="-0.004cm" fo:font-weight="bold" style:font-weight-asian="bold" style:font-weight-complex="bold"/>
    </style:style>
    <style:style style:name="T64" style:family="text">
      <style:text-properties fo:letter-spacing="-0.009cm"/>
    </style:style>
    <style:style style:name="T65" style:family="text">
      <style:text-properties fo:letter-spacing="-0.016cm"/>
    </style:style>
    <style:style style:name="T66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81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</table:table-row>
        <table:table-row table:style-name="Table1.1">
          <table:table-cell table:style-name="Table1.A1" table:number-columns-spanned="2" office:value-type="string">
            <text:p text:style-name="P82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</table:table-row>
        <table:table-row table:style-name="Table1.3">
          <table:table-cell table:style-name="Table1.A3" office:value-type="string">
            <text:p text:style-name="P86"><draw:frame draw:style-name="fr3" draw:name="image: asimage(line.product_id.image_small,size_x=50,size_y=40)" text:anchor-type="paragraph" svg:y="0.032cm" svg:width="1.152cm" svg:height="0.658cm" draw:z-index="2"><draw:text-box><text:p text:style-name="Frame_20_contents">Imagen</text:p></draw:text-box></draw:frame></text:p>
          </table:table-cell>
          <table:table-cell table:style-name="Table1.A3" office:value-type="string">
            <text:p text:style-name="P87"><text:text-input text:description="&lt;line.name&gt;">[9788426574091]123</text:text-input></text:p>
          </table:table-cell>
          <table:table-cell table:style-name="Table1.A3" office:value-type="string">
            <text:p text:style-name="P33"><text:span text:style-name="T43"><text:text-input text:description="&lt;if test=&quot;o.vat_discriminated&quot;&gt;"/></text:span><text:span text:style-name="T66"><text:text-input text:description="&lt;for each=&quot;line2 in line.tax_id&quot;&gt;">F</text:text-input></text:span><text:text-input text:description="&lt;line2.description&gt;">10,5%</text:text-input><text:span text:style-name="T66"><text:text-input text:description="&lt;/for&gt;">Ef</text:text-input></text:span><text:span text:style-name="T44"><text:text-input text:description="&lt;/if&gt;"/></text:span></text:p>
          </table:table-cell>
          <table:table-cell table:style-name="Table1.A3" office:value-type="string">
            <text:p text:style-name="P36"><text:text-input text:description="&lt;if test=&quot;not keys.get('print_list_price_and_total_discount')&quot;&gt;">If</text:text-input></text:p>
            <text:p text:style-name="P17"><text:text-input text:description="&lt;formatLang(line.printed_price_unit)&gt;">9.999,50</text:text-input></text:p>
            <text:p text:style-name="P24"><text:text-input text:description="&lt;/if&gt;">End if</text:text-input></text:p>
            <text:p text:style-name="P21"><text:text-input text:description="&lt;if test=&quot;keys.get('print_list_price_and_total_discount')&quot;&gt;">If</text:text-input></text:p>
            <text:p text:style-name="P34"><text:text-input text:description="&lt;formatLang(line.printed_price_unit and line.printed_price_unit/(1-line.list_discount/100.0) or 0.0)&gt;">9.999,50</text:text-input></text:p>
            <text:p text:style-name="P23"><text:text-input text:description="&lt;/if&gt;">End if</text:text-input></text:p>
          </table:table-cell>
          <table:table-cell table:style-name="Table1.E3" office:value-type="float" office:value="0">
            <text:p text:style-name="P38"><text:text-input text:description="&lt;if test=&quot;not keys.get('print_list_price_and_total_discount')&quot;&gt;">If</text:text-input></text:p>
            <text:p text:style-name="P26"><text:text-input text:description="&lt;formatLang(line.discount)&gt;">10,5%</text:text-input></text:p>
            <text:p text:style-name="P25"><text:text-input text:description="&lt;/if&gt;">End if</text:text-input></text:p>
            <text:p text:style-name="P22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5"><text:text-input text:description="&lt;/if&gt;">End if</text:text-input></text:p>
          </table:table-cell>
          <table:table-cell table:style-name="Table1.A3" office:value-type="string">
            <text:p text:style-name="P33"><text:text-input text:description="&lt;formatLang(line.printed_price_net)&gt;">9.999,50</text:text-input></text:p>
          </table:table-cell>
          <table:table-cell table:style-name="Table1.A3" office:value-type="string">
            <text:p text:style-name="P31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33"><text:text-input text:description="&lt;formatLang(line.printed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83"><text:text-input text:description="&lt;/if&gt;">/if</text:text-input></text:p>
          </table:table-cell>
          <table:covered-table-cell/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78"/>
          </table:table-cell>
          <table:table-cell table:style-name="Table1.E3">
            <text:p text:style-name="P78"/>
          </table:table-cell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76"/>
          </table:table-cell>
          <table:table-cell table:style-name="Table1.A3" office:value-type="string">
            <text:p text:style-name="P78"/>
          </table:table-cell>
        </table:table-row>
        <table:table-row table:style-name="Table1.4">
          <table:table-cell table:style-name="Table1.A3" table:number-columns-spanned="2" office:value-type="string">
            <text:p text:style-name="P84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78"/>
          </table:table-cell>
          <table:table-cell table:style-name="Table1.E3">
            <text:p text:style-name="P78"/>
          </table:table-cell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76"/>
          </table:table-cell>
          <table:table-cell table:style-name="Table1.A3" office:value-type="string">
            <text:p text:style-name="P78"/>
          </table:table-cell>
        </table:table-row>
        <table:table-row table:style-name="Table1.6">
          <table:table-cell table:style-name="Table1.A3" table:number-columns-spanned="2" office:value-type="string">
            <text:p text:style-name="P79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32"><text:span text:style-name="T43"><text:text-input text:description="&lt;if test=&quot;o.vat_discriminated&quot;&gt;"/></text:span><text:span text:style-name="T66"><text:text-input text:description="&lt;for each=&quot;line2 in line.tax_id&quot;&gt;">F</text:text-input></text:span><text:text-input text:description="&lt;line2.description&gt;">10,5%</text:text-input><text:span text:style-name="T66"><text:text-input text:description="&lt;/for&gt;">Ef</text:text-input></text:span><text:span text:style-name="T44"><text:text-input text:description="&lt;/if&gt;"/></text:span></text:p>
          </table:table-cell>
          <table:table-cell table:style-name="Table1.A3" office:value-type="string">
            <text:p text:style-name="P37"><text:text-input text:description="&lt;if test=&quot;not keys.get('print_list_price_and_total_discount')&quot;&gt;">If</text:text-input></text:p>
            <text:p text:style-name="P18"><text:text-input text:description="&lt;formatLang(line.printed_price_unit)&gt;">9.999,50</text:text-input></text:p>
            <text:p text:style-name="P24"><text:text-input text:description="&lt;/if&gt;">End if</text:text-input></text:p>
            <text:p text:style-name="P21"><text:text-input text:description="&lt;if test=&quot;keys.get('print_list_price_and_total_discount')&quot;&gt;">If</text:text-input></text:p>
            <text:p text:style-name="P35"><text:text-input text:description="&lt;formatLang(line.printed_price_unit and line.printed_price_unit/(1-line.list_discount/100.0) or 0.0)&gt;">9.999,50</text:text-input></text:p>
            <text:p text:style-name="P24"><text:text-input text:description="&lt;/if&gt;">End if</text:text-input></text:p>
          </table:table-cell>
          <table:table-cell table:style-name="Table1.E3" office:value-type="float" office:value="0">
            <text:p text:style-name="P38"><text:text-input text:description="&lt;if test=&quot;not keys.get('print_list_price_and_total_discount')&quot;&gt;">If</text:text-input></text:p>
            <text:p text:style-name="P26"><text:text-input text:description="&lt;formatLang(line.discount)&gt;">10,5%</text:text-input></text:p>
            <text:p text:style-name="P25"><text:text-input text:description="&lt;/if&gt;">End if</text:text-input></text:p>
            <text:p text:style-name="P22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5"><text:text-input text:description="&lt;/if&gt;">End if</text:text-input></text:p>
          </table:table-cell>
          <table:table-cell table:style-name="Table1.A3" office:value-type="string">
            <text:p text:style-name="P32"><text:text-input text:description="&lt;formatLang(line.printed_price_net)&gt;">9.999,50</text:text-input></text:p>
          </table:table-cell>
          <table:table-cell table:style-name="Table1.A3" office:value-type="string">
            <text:p text:style-name="P30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32"><text:text-input text:description="&lt;formatLang(line.printed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80"><text:text-input text:description="&lt;/if&gt;">/if</text:text-input></text:p>
          </table:table-cell>
          <table:covered-table-cell/>
          <table:table-cell table:style-name="Table1.A3" office:value-type="string">
            <text:p text:style-name="P77"/>
          </table:table-cell>
          <table:table-cell table:style-name="Table1.A3" office:value-type="string">
            <text:p text:style-name="P77"/>
          </table:table-cell>
          <table:table-cell table:style-name="Table1.A3" office:value-type="string">
            <text:p text:style-name="P77"/>
          </table:table-cell>
          <table:table-cell table:style-name="Table1.A3" office:value-type="string">
            <text:p text:style-name="P32"/>
          </table:table-cell>
          <table:table-cell table:style-name="Table1.A3" office:value-type="string">
            <text:p text:style-name="P75"/>
          </table:table-cell>
          <table:table-cell table:style-name="Table1.A3" office:value-type="string">
            <text:p text:style-name="P77"/>
          </table:table-cell>
        </table:table-row>
        <table:table-row table:style-name="Table1.8">
          <table:table-cell table:style-name="Table1.A1" table:number-columns-spanned="2" office:value-type="string">
            <text:p text:style-name="P85"><text:text-input text:description="&lt;/for&gt;">End For</text:text-input></text:p>
          </table:table-cell>
          <table:covered-table-cell/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5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letter-spacing="-0.012cm" fo:font-style="normal" officeooo:rsid="0044122e" style:font-style-asian="normal" style:font-style-complex="normal"/>
    </style:style>
    <style:style style:name="MT4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1" style:family="text">
      <style:text-properties fo:letter-spacing="-0.014cm" fo:font-weight="bold" style:font-weight-asian="bold" style:font-weight-complex="bold"/>
    </style:style>
    <style:style style:name="MT42" style:family="text">
      <style:text-properties fo:letter-spacing="-0.012cm" fo:font-weight="bold" style:font-weight-asian="bold" style:font-weight-complex="bold"/>
    </style:style>
    <style:style style:name="MT43" style:family="text">
      <style:text-properties fo:letter-spacing="-0.012cm" fo:font-style="normal" officeooo:rsid="003a4e71" style:font-style-asian="normal" style:font-style-complex="normal"/>
    </style:style>
    <style:style style:name="MT44" style:family="text">
      <style:text-properties fo:letter-spacing="-0.012cm"/>
    </style:style>
    <style:style style:name="MT45" style:family="text">
      <style:text-properties fo:letter-spacing="-0.004cm" fo:font-weight="bold" style:font-weight-asian="bold" style:font-weight-complex="bold"/>
    </style:style>
    <style:style style:name="M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7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8" style:family="text">
      <style:text-properties fo:color="#221f1f" fo:letter-spacing="-0.007cm" fo:font-style="normal" officeooo:rsid="001c3d3e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0" style:family="text">
      <style:text-properties fo:letter-spacing="-0.007cm" fo:font-style="normal" officeooo:rsid="001c3d3e" style:font-style-asian="normal" style:font-style-complex="normal"/>
    </style:style>
    <style:style style:name="MT61" style:family="text">
      <style:text-properties fo:letter-spacing="-0.009cm"/>
    </style:style>
    <style:style style:name="MT62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2"><text:text-input text:description="&lt;progress_title&gt;">Progress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Cond. Venta</text:span><text:span text:style-name="MT35">:</text:span><text:span text:style-name="MT36"> </text:span><text:span text:style-name="MT37"><text:text-input text:description="&lt;o.payment_term.name&gt;">30/60/90 días fin de mes</text:text-input></text:span></text:p>
              <text:p text:style-name="MP31"><text:span text:style-name="MT38"><text:placeholder text:placeholder-type="text">&lt;if test="print_validity"&gt;</text:placeholder></text:span><text:span text:style-name="MT39">Válido Hasta</text:span>: <text:span text:style-name="MT40"><text:text-input text:description="&lt;formatLang(o.date_validity,date=True)&gt;">fecha</text:text-input></text:span><text:span text:style-name="MT41"> </text:span><text:span text:style-name="MT42"><text:placeholder text:placeholder-type="text">&lt;/if&gt;</text:placeholder></text:span></text:p>
              <text:p text:style-name="MP32"><text:span text:style-name="MT43">Referencia</text:span><text:span text:style-name="MT44">:</text:span><text:span text:style-name="MT45"> </text:span><text:span text:style-name="MT46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3"><text:span text:style-name="MT47"><text:text-input text:description="&lt;if test=&quot;print_commercial&quot;&gt;">IF2</text:text-input></text:span><text:span text:style-name="MT48">Comercial</text:span><text:span text:style-name="MT49">:</text:span><text:span text:style-name="MT50"> </text:span><text:span text:style-name="MT51"><text:text-input text:description="&lt;o.user_id.name&gt;">Roberto Ramirez</text:text-input></text:span><text:span text:style-name="MT52"><text:text-input text:description="&lt;/if&gt;">&lt;/if&gt;</text:text-input></text:span></text:p>
              <text:p text:style-name="MP34"><text:span text:style-name="MT48">Doc. Origen</text:span><text:span text:style-name="MT53">:</text:span><text:span text:style-name="MT54"> </text:span><text:span text:style-name="MT5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5">Descripción</text:p>
            </table:table-cell>
            <table:table-cell table:style-name="Tabla2.B1" office:value-type="string">
              <text:p text:style-name="MP36"><text:span text:style-name="MT55"><text:text-input text:description="&lt;if test=&quot;o.vat_discriminated&quot;&gt;">If vat discriminated</text:text-input></text:span>%<text:span text:style-name="MT56">I.V.A.</text:span><text:span text:style-name="MT57"><text:text-input text:description="&lt;/if&gt;">Ennd if</text:text-input></text:span></text:p>
            </table:table-cell>
            <table:table-cell table:style-name="Tabla2.C1" office:value-type="string">
              <text:p text:style-name="MP35">P. Lista</text:p>
            </table:table-cell>
            <table:table-cell table:style-name="Tabla2.D1" office:value-type="string">
              <text:p text:style-name="MP36">%<text:span text:style-name="MT56">Bon.</text:span></text:p>
            </table:table-cell>
            <table:table-cell table:style-name="Tabla2.E1" office:value-type="string">
              <text:p text:style-name="MP35">P. Neto</text:p>
            </table:table-cell>
            <table:table-cell table:style-name="Tabla2.F1" office:value-type="string">
              <text:p text:style-name="MP35">Cantidad</text:p>
            </table:table-cell>
            <table:table-cell table:style-name="Tabla2.G1" office:value-type="string">
              <text:p text:style-name="MP35">Total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8"><text:span text:style-name="MT58">OBSERVACIONES</text:span>: <text:span text:style-name="MT59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39"><text:span text:style-name="MT60">SUB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0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1">IMPUESTOS</text:p>
            </table:table-cell>
            <table:table-cell table:style-name="Tabla6.D4" office:value-type="string">
              <text:p text:style-name="MP42"/>
            </table:table-cell>
            <table:table-cell table:style-name="Tabla6.E3" office:value-type="string">
              <text:p text:style-name="MP43">Base</text:p>
            </table:table-cell>
            <table:table-cell table:style-name="Tabla6.F3" office:value-type="string">
              <text:p text:style-name="MP43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4"><text:text-input text:description="&lt;if test=&quot;o.vat_discriminated&quot;&gt;"/></text:p>
              <text:p text:style-name="MP45">IVA</text:p>
              <text:p text:style-name="MP46"><text:text-input text:description="&lt;/if&gt;"/></text:p>
            </table:table-cell>
            <table:table-cell table:style-name="Tabla6.D4" office:value-type="string">
              <text:p text:style-name="MP47"/>
            </table:table-cell>
            <table:table-cell table:style-name="Tabla6.E3" office:value-type="string">
              <text:p text:style-name="MP48"/>
            </table:table-cell>
            <table:table-cell table:style-name="Tabla6.F3" office:value-type="string">
              <text:p text:style-name="MP49"><text:text-input text:description="&lt;if test=&quot;o.vat_discriminated&quot;&gt;"/></text:p>
              <text:p text:style-name="MP47"><text:text-input text:description="&lt;formatLang(o.printed_amount_tax)&gt;">99.999,99</text:text-input></text:p>
              <text:p text:style-name="MP50"><text:text-input text:description="&lt;/if&gt;"/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1"><text:span text:style-name="MT60">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2"/>
            </table:table-cell>
            <table:table-cell table:style-name="Tabla6.C1" office:value-type="string">
              <text:p text:style-name="MP53"><text:text-input text:description="&lt;formatLang(o.amount_total)&gt;">99.999,99</text:text-input></text:p>
            </table:table-cell>
          </table:table-row>
        </table:table>
        <text:p text:style-name="MP5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7-07T11:09:22.249000000</dc:date>
    <meta:editing-duration>P1DT21H40M59S</meta:editing-duration>
    <meta:editing-cycles>359</meta:editing-cycles>
    <meta:generator>LibreOffice/4.3.7.2$Windows_x86 LibreOffice_project/8a35821d8636a03b8bf4e15b48f59794652c68ba</meta:generator>
    <meta:document-statistic meta:table-count="6" meta:image-count="0" meta:object-count="0" meta:page-count="1" meta:paragraph-count="96" meta:word-count="395" meta:character-count="1872" meta:non-whitespace-character-count="1783"/>
  </office:meta>
</office:document-meta>
</file>